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Table_20_Contents">
      <style:text-properties officeooo:rsid="00174d9a" officeooo:paragraph-rsid="00174d9a"/>
    </style:style>
    <style:style style:name="P2" style:family="paragraph" style:parent-style-name="Table_20_Contents">
      <style:paragraph-properties fo:text-align="end" style:justify-single-word="false"/>
      <style:text-properties officeooo:rsid="00174d9a" officeooo:paragraph-rsid="00174d9a"/>
    </style:style>
    <style:style style:name="P3" style:family="paragraph" style:parent-style-name="Text_20_body">
      <style:paragraph-properties fo:margin-left="0in" fo:margin-right="0in" fo:text-align="center" style:justify-single-word="false" fo:text-indent="0in" style:auto-text-indent="false"/>
      <style:text-properties officeooo:rsid="00202b92" officeooo:paragraph-rsid="00202b92"/>
    </style:style>
    <style:style style:name="P4" style:family="paragraph" style:parent-style-name="Text_20_body" style:list-style-name="L1">
      <style:paragraph-properties fo:margin-left="0in" fo:margin-right="0in" fo:text-indent="0in" style:auto-text-indent="false"/>
    </style:style>
    <style:style style:name="P5" style:family="paragraph" style:parent-style-name="Text_20_body" style:list-style-name="L1">
      <style:paragraph-properties fo:margin-left="0in" fo:margin-right="0in" fo:text-indent="0in" style:auto-text-indent="false"/>
      <style:text-properties officeooo:paragraph-rsid="001e1238"/>
    </style:style>
    <style:style style:name="T1" style:family="text">
      <style:text-properties fo:font-style="italic" style:font-style-asian="italic" style:font-style-complex="italic"/>
    </style:style>
    <style:style style:name="T2" style:family="text">
      <style:text-properties fo:font-style="italic" officeooo:rsid="00179f4a" style:font-style-asian="italic" style:font-style-complex="italic"/>
    </style:style>
    <style:style style:name="T3" style:family="text">
      <style:text-properties fo:font-style="italic" officeooo:rsid="001969c1" style:font-style-asian="italic" style:font-style-complex="italic"/>
    </style:style>
    <style:style style:name="T4" style:family="text">
      <style:text-properties fo:font-style="italic" officeooo:rsid="001afafb" style:font-style-asian="italic" style:font-style-complex="italic"/>
    </style:style>
    <style:style style:name="T5" style:family="text">
      <style:text-properties fo:font-style="italic" officeooo:rsid="001c66e9" style:font-style-asian="italic" style:font-style-complex="italic"/>
    </style:style>
    <style:style style:name="T6" style:family="text">
      <style:text-properties fo:font-style="italic" officeooo:rsid="001d5516" style:font-style-asian="italic" style:font-style-complex="italic"/>
    </style:style>
    <style:style style:name="T7" style:family="text">
      <style:text-properties fo:font-style="italic" officeooo:rsid="001e1238" style:font-style-asian="italic" style:font-style-complex="italic"/>
    </style:style>
    <style:style style:name="T8" style:family="text">
      <style:text-properties fo:font-style="italic" officeooo:rsid="001f1fb8" style:font-style-asian="italic" style:font-style-complex="italic"/>
    </style:style>
    <style:style style:name="T9" style:family="text">
      <style:text-properties fo:font-style="italic" officeooo:rsid="001f97e2" style:font-style-asian="italic" style:font-style-complex="italic"/>
    </style:style>
    <style:style style:name="T10" style:family="text">
      <style:text-properties fo:font-style="italic" officeooo:rsid="00202b92" style:font-style-asian="italic" style:font-style-complex="italic"/>
    </style:style>
    <style:style style:name="T11" style:family="text">
      <style:text-properties fo:font-style="italic" officeooo:rsid="0021d340" style:font-style-asian="italic" style:font-style-complex="italic"/>
    </style:style>
    <style:style style:name="T12" style:family="text">
      <style:text-properties fo:font-style="italic" officeooo:rsid="00268fd4" style:font-style-asian="italic" style:font-style-complex="italic"/>
    </style:style>
    <style:style style:name="T13" style:family="text">
      <style:text-properties fo:font-style="italic" officeooo:rsid="0026f588" style:font-style-asian="italic" style:font-style-complex="italic"/>
    </style:style>
    <style:style style:name="T14" style:family="text">
      <style:text-properties fo:font-style="italic" officeooo:rsid="002730e0" style:font-style-asian="italic" style:font-style-complex="italic"/>
    </style:style>
    <style:style style:name="T15" style:family="text">
      <style:text-properties fo:font-style="italic" officeooo:rsid="00283af5" style:font-style-asian="italic" style:font-style-complex="italic"/>
    </style:style>
    <style:style style:name="T16" style:family="text">
      <style:text-properties fo:font-style="italic" officeooo:rsid="002864af" style:font-style-asian="italic" style:font-style-complex="italic"/>
    </style:style>
    <style:style style:name="T17" style:family="text">
      <style:text-properties fo:font-style="italic" officeooo:rsid="002a5d90" style:font-style-asian="italic" style:font-style-complex="italic"/>
    </style:style>
    <style:style style:name="T18" style:family="text">
      <style:text-properties fo:font-style="italic" officeooo:rsid="002bb740" style:font-style-asian="italic" style:font-style-complex="italic"/>
    </style:style>
    <style:style style:name="T19" style:family="text">
      <style:text-properties fo:font-style="italic" officeooo:rsid="002d817d" style:font-style-asian="italic" style:font-style-complex="italic"/>
    </style:style>
    <style:style style:name="T20" style:family="text">
      <style:text-properties fo:font-style="italic" officeooo:rsid="00337ad7" style:font-style-asian="italic" style:font-style-complex="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Daniel Berry</text:p>
            <text:p text:style-name="P1">HCC 6600</text:p>
          </table:table-cell>
          <table:table-cell table:style-name="Table1.A1" office:value-type="string">
            <text:p text:style-name="P2">April 6, 2025</text:p>
          </table:table-cell>
        </table:table-row>
      </table:table>
      <text:p text:style-name="P3">Report 8</text:p>
      <text:list text:style-name="L1">
        <text:list-item>
          <text:p text:style-name="P4">How will Human-AI empowerment enhance user well-being in your project?<text:line-break/><text:span text:style-name="T2">Users will improve their vocabulary and confidence in the Italian language the more they use the application. </text:span><text:span text:style-name="T17">They can go about their practice and conversations in any form or flow that they desire.</text:span></text:p>
        </text:list-item>
        <text:list-item>
          <text:p text:style-name="P4">Which AI empowerment aspect is crucial for your project's success?<text:line-break/><text:span text:style-name="T1">Contextual Adaptability is </text:span><text:span text:style-name="T3">the most crucial aspect of the application</text:span><text:span text:style-name="T1">. The ability for LLMs to adapt character responses dynamically based on user input while staying true to each character’s </text:span><text:span text:style-name="T4">personality/path is the most empowering part of the AI system.</text:span></text:p>
        </text:list-item>
        <text:list-item>
          <text:p text:style-name="P4">How will you mitigate biases and inequality in your AI systems?<text:line-break/><text:span text:style-name="T5">The feedback system in place gives users the power to shape and cultivate any issues with bias or inequality. With a a mixture of oversight </text:span><text:span text:style-name="T7">and </text:span><text:span text:style-name="T18">curation we can quickly investigate issues of bias or inequality.</text:span></text:p>
        </text:list-item>
        <text:list-item>
          <text:p text:style-name="P4">What strategies will ensure user autonomy in your project’s AI decisions?<text:line-break/><text:span text:style-name="T5">Users will have the option to proceed through the chat conversations using any path that they </text:span><text:span text:style-name="T6">want. </text:span><text:span text:style-name="T19">There are no wrong paths and freedom of expression is inherent to the system.</text:span></text:p>
        </text:list-item>
        <text:list-item>
          <text:p text:style-name="P5">How does maximal information flow apply to your project’s AI actions?<text:line-break/><text:span text:style-name="T1">Maximal information flow is achieved through layered dialogue trees. </text:span><text:span text:style-name="T8">U</text:span><text:span text:style-name="T1">sers can delve deeper into a topic if they wish, or continue exploring without penalty. This supports transparency and informed interaction.</text:span></text:p>
        </text:list-item>
        <text:list-item>
          <text:p text:style-name="P4">How will empowerment policies enhance user engagement in your project?<text:line-break/><text:span text:style-name="T9">Empowerment is embedded into the user experience. The conversations users have with a character can influence a story and give them a sense of impact and ownership over the game.</text:span></text:p>
        </text:list-item>
        <text:list-item>
          <text:p text:style-name="P4">How are individual empowerment principles integrated into your project?<text:line-break/><text:span text:style-name="T10">Each player has a unique journey that they can take. The AI adapts to their inputs and empowers them to follow whatever path they choose.</text:span></text:p>
        </text:list-item>
        <text:list-item>
          <text:p text:style-name="P4">What steps will promote collective empowerment in your project’s community?<text:line-break/><text:span text:style-name="T10">Users can contribute to the accuracy and </text:span><text:span text:style-name="T11">correctness of the chatbot’s responses through the existing feedback system. </text:span><text:span text:style-name="T12">Additionally all of the source code and model </text:span><text:span text:style-name="T14">parameters </text:span><text:span text:style-name="T13">is publicly</text:span><text:span text:style-name="T12"> available via GitHub.</text:span></text:p>
        </text:list-item>
        <text:list-item>
          <text:p text:style-name="P4">How will your project use social advocacy to enhance community well-being?<text:line-break/><text:span text:style-name="T15">The narrative of the stories can promote cultural </text:span><text:span text:style-name="T20">heritage </text:span><text:span text:style-name="T15">preservation and community resilience. By spotlighting local traditions and ethical dilemmas through dialogue, the game can gently raise awareness and promote values like empathy and cooperation.</text:span></text:p>
        </text:list-item>
        <text:list-item>
          <text:p text:style-name="P4">What are your plans for a feedback framework to monitor empowerment levels?<text:line-break/><text:span text:style-name="T15">All of the prompts and responses are saved and used for later training. Through careful curation and analysis we can examine how user’s are using the application and determine if they are actively </text:span><text:span text:style-name="T16">satisfied with their level of freedom</text:span><text:span text:style-name="T15">.</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5T12:40:34.252717473</meta:creation-date>
    <dc:date>2025-04-11T13:10:38.203507749</dc:date>
    <meta:editing-duration>PT1H48M26S</meta:editing-duration>
    <meta:editing-cycles>28</meta:editing-cycles>
    <meta:generator>LibreOffice/24.2.7.2$Linux_X86_64 LibreOffice_project/420$Build-2</meta:generator>
    <meta:print-date>2025-04-05T14:40:15.306305398</meta:print-date>
    <meta:printed-by>PDF files</meta:printed-by>
    <meta:document-statistic meta:table-count="1" meta:image-count="0" meta:object-count="0" meta:page-count="1" meta:paragraph-count="14" meta:word-count="453" meta:character-count="2838" meta:non-whitespace-character-count="2409"/>
  </office:meta>
</office:document-meta>
</file>